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32cm" svg:height="10.744cm" svg:x="2.40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32cm" svg:height="10.744cm" svg:x="12.059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374cm" svg:height="0.374cm" svg:x="4.91cm" svg:y="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374cm" svg:height="0.374cm" svg:x="4.911cm" svg:y="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374cm" svg:height="0.374cm" svg:x="4.912cm" svg:y="8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374cm" svg:height="0.374cm" svg:x="4.913cm" svg:y="10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374cm" svg:height="0.374cm" svg:x="4.914cm" svg:y="12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374cm" svg:height="0.374cm" svg:x="14.61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374cm" svg:height="0.374cm" svg:x="14.613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374cm" svg:height="0.374cm" svg:x="14.614cm" svg:y="9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4cm" svg:height="0.374cm" svg:x="14.615cm" svg:y="1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284cm" svg:y1="4.499cm" svg:x2="14.612cm" svg:y2="5.277cm" draw:start-shape="id1" draw:start-glue-point="10" draw:end-shape="id2" draw:end-glue-point="6" svg:d="M5284 4499l9328 778" svg:viewBox="0 0 9329 779">
          <text:p/>
        </draw:connector>
        <draw:connector draw:style-name="gr3" draw:text-style-name="P1" draw:layer="layout" draw:type="line" svg:x1="5.285cm" svg:y1="6.476cm" svg:x2="14.666cm" svg:y2="5.41cm" draw:start-shape="id3" draw:start-glue-point="10" draw:end-shape="id2" draw:end-glue-point="7" svg:d="M5285 6476l9381-1066" svg:viewBox="0 0 9382 1067">
          <text:p/>
        </draw:connector>
        <draw:connector draw:style-name="gr3" draw:text-style-name="P1" draw:layer="layout" draw:type="line" svg:x1="5.286cm" svg:y1="8.453cm" svg:x2="14.613cm" svg:y2="7.254cm" draw:start-shape="id4" draw:start-glue-point="10" draw:end-shape="id5" draw:end-glue-point="6" svg:d="M5286 8453l9327-1199" svg:viewBox="0 0 9328 1200">
          <text:p/>
        </draw:connector>
        <draw:connector draw:style-name="gr3" draw:text-style-name="P1" draw:layer="layout" draw:type="line" svg:x1="5.287cm" svg:y1="10.429cm" svg:x2="14.614cm" svg:y2="9.23cm" draw:start-shape="id6" draw:start-glue-point="10" draw:end-shape="id7" draw:end-glue-point="6" svg:d="M5287 10429l9327-1199" svg:viewBox="0 0 9328 1200">
          <text:p/>
        </draw:connector>
        <draw:connector draw:style-name="gr3" draw:text-style-name="P1" draw:layer="layout" draw:type="line" svg:x1="5.288cm" svg:y1="12.403cm" svg:x2="14.668cm" svg:y2="9.363cm" draw:start-shape="id8" draw:start-glue-point="10" draw:end-shape="id7" draw:end-glue-point="7" svg:d="M5288 12403l9380-3040" svg:viewBox="0 0 9381 3041">
          <text:p/>
        </draw:connector>
        <draw:frame draw:style-name="gr4" draw:text-style-name="P2" draw:layer="layout" svg:width="3.702cm" svg:height="1.204cm" svg:x="8.338cm" svg:y="0.757cm">
          <draw:text-box>
            <text:p text:style-name="P2"><text:span text:style-name="T1">Not o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3T18:39:53.583910119</meta:creation-date>
    <dc:date>2016-07-03T18:47:03.116620368</dc:date>
    <dc:creator>elucterio </dc:creator>
    <meta:editing-duration>P0D</meta:editing-duration>
    <meta:editing-cycles>1</meta:editing-cycles>
    <meta:document-statistic meta:object-count="17"/>
    <meta:generator>LibreOffice/4.2.8.2$Linux_X86_64 LibreOffice_project/420m0$Build-2</meta:generator>
  </office:meta>
</office:document-meta>
</file>